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fo:font-style="normal" style:text-underline-style="none" fo:font-weight="normal" officeooo:rsid="001f1fdb" officeooo:paragraph-rsid="001f1fdb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normal" officeooo:rsid="0020b33c" officeooo:paragraph-rsid="0020b33c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text-properties fo:font-style="normal" style:text-underline-style="none" fo:font-weight="normal" officeooo:rsid="0020b33c" officeooo:paragraph-rsid="0020b33c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fo:font-style="normal" style:text-underline-style="none" fo:font-weight="normal" officeooo:rsid="0022352a" officeooo:paragraph-rsid="0022352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22352a" officeooo:paragraph-rsid="0022352a" style:font-style-asian="normal" style:font-weight-asian="normal" style:font-style-complex="normal" style:font-weight-complex="normal"/>
    </style:style>
    <style:style style:name="P6" style:family="paragraph" style:parent-style-name="Heading_20_1">
      <style:text-properties officeooo:paragraph-rsid="0020b33c"/>
    </style:style>
    <style:style style:name="P7" style:family="paragraph" style:parent-style-name="Table_20_Contents">
      <style:text-properties officeooo:rsid="0022352a" officeooo:paragraph-rsid="0022352a"/>
    </style:style>
    <style:style style:name="T1" style:family="text">
      <style:text-properties officeooo:rsid="0020b3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35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xiTimes Installation Instructions <text:s/></text:p>
      <text:h text:style-name="P6" text:outline-level="1">MS Windows</text:h>
      <text:list xml:id="list2988248566" text:style-name="L1">
        <text:list-item>
          <text:p text:style-name="P1">Extract the TaxiTimes Program.zip file into a folder</text:p>
        </text:list-item>
        <text:list-item>
          <text:p text:style-name="P1">Install EasyPHP <text:span text:style-name="T1">Devserver </text:span>onto your machine <text:span text:style-name="T1">(</text:span>This is available <text:a xlink:type="simple" xlink:href="https://www.easyphp.org/" text:style-name="Internet_20_link" text:visited-style-name="Visited_20_Internet_20_Link">here</text:a><text:span text:style-name="T1">)</text:span></text:p>
        </text:list-item>
        <text:list-item>
          <text:p text:style-name="P1">Start EasyPHP by right clicking the <text:span text:style-name="T1">E icon in the toolbar tray and clicking start.</text:span></text:p>
        </text:list-item>
        <text:list-item>
          <text:p text:style-name="P3">Right click on the E again, then click on administration, and open PHPMyAdmin.</text:p>
        </text:list-item>
        <text:list-item>
          <text:p text:style-name="P3">In PHPMyAdmin, create a new database called ‘<text:span text:style-name="T2">taxidb</text:span>’.</text:p>
        </text:list-item>
        <text:list-item>
          <text:p text:style-name="P3">Then click on the ‘Import’ section.</text:p>
        </text:list-item>
        <text:list-item>
          <text:p text:style-name="P3">Under ‘File to Import’, select the taxidb.sql file and press ‘Go’</text:p>
        </text:list-item>
        <text:list-item>
          <text:p text:style-name="P3">Now you should have the database installed.</text:p>
        </text:list-item>
        <text:list-item>
          <text:p text:style-name="P3">Navigate to where EasyPHP was installed, and then into the <text:span text:style-name="T3">www folder.</text:span></text:p>
        </text:list-item>
        <text:list-item>
          <text:p text:style-name="P3"><text:s/><text:span text:style-name="T3">Extract the contents of ‘Web Files.zip’ into the www folder.</text:span></text:p>
        </text:list-item>
        <text:list-item>
          <text:p text:style-name="P4">In your browser, go to 127.0.0.1/live.</text:p>
        </text:list-item>
        <text:list-item>
          <text:p text:style-name="P4">You should see the taxitimes login screen!</text:p>
        </text:list-item>
      </text:list>
      <text:p text:style-name="P5"/>
      <text:h text:style-name="Heading_20_1" text:outline-level="1">Accounts</text:h>
      <text:p text:style-name="P5">There are two accounts in the system right now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Username</text:p>
          </table:table-cell>
          <table:table-cell table:style-name="Table1.B1" office:value-type="string">
            <text:p text:style-name="P7">Password</text:p>
          </table:table-cell>
        </table:table-row>
        <table:table-row>
          <table:table-cell table:style-name="Table1.A2" office:value-type="string">
            <text:p text:style-name="P7">admin</text:p>
          </table:table-cell>
          <table:table-cell table:style-name="Table1.B2" office:value-type="string">
            <text:p text:style-name="P7">C00L_MAN</text:p>
          </table:table-cell>
        </table:table-row>
        <table:table-row>
          <table:table-cell table:style-name="Table1.A2" office:value-type="string">
            <text:p text:style-name="P7">kstrmtr</text:p>
          </table:table-cell>
          <table:table-cell table:style-name="Table1.B2" office:value-type="string">
            <text:p text:style-name="P7">lecturA</text:p>
          </table:table-cell>
        </table:table-row>
      </table:table>
      <text:p text:style-name="P5"/>
      <text:p text:style-name="P5">‘admin’ is an administrator account, while kstrmtr is a lecturer account with 2 courses and some class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color="#1d1c20" style:font-name="IBM Plex Sans" fo:font-family="'IBM Plex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IBM Plex Sans Medium1" fo:font-family="'IBM Plex Sans Medium'" style:font-style-name="Regular" style:font-family-generic="swiss" style:font-pitch="variable"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IBM Plex Sans Medium2" fo:font-family="'IBM Plex Sans Medium'" style:font-style-name="Medium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style:font-name="Dubai Medium" fo:font-family="'Dubai Medium'" style:font-family-generic="roman" style:font-pitch="variable" fo:font-size="20pt" style:font-name-asian="Dubai1" style:font-family-asian="Dubai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IBM Plex Sans Medium" fo:font-family="'IBM Plex Sans Medium'" style:font-family-generic="swiss" style:font-pitch="variable" fo:font-size="18pt" officeooo:rsid="0016d842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center" style:justify-single-word="false" fo:text-indent="0cm" style:auto-text-indent="false"/>
      <style:text-properties fo:color="#999999" style:font-name="IBM Plex Serif" fo:font-family="'IBM Plex Serif'" style:font-style-name="Italic" style:font-family-generic="roman" style:font-pitch="variable" fo:font-style="italic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Dubai Medium" fo:font-family="'Dubai Medium'" style:font-family-generic="roman" style:font-pitch="variable" fo:font-size="16pt" fo:font-weight="bold" style:font-name-asian="Dubai1" style:font-family-asian="Dubai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Dubai Medium" fo:font-family="'Dubai Medium'" style:font-family-generic="roman" style:font-pitch="variable" fo:font-size="20pt" style:font-name-asian="Dubai1" style:font-family-asian="Dubai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Dubai Medium" fo:font-family="'Dubai Medium'" style:font-family-generic="roman" style:font-pitch="variable" fo:font-size="28pt" fo:letter-spacing="-0.018cm" style:letter-kerning="true" style:font-name-asian="Dubai1" style:font-family-asian="Dubai" style:font-family-generic-asian="system" style:font-pitch-asian="variable" style:font-size-asian="28pt" style:font-name-complex="Lohit Devanagari" style:font-family-complex="'Lohit Devanagari'" style:font-family-generic-complex="system" style:font-pitch-complex="variable" style:font-size-complex="2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3:50:54.273084270</meta:creation-date>
    <dc:title>JMDef</dc:title>
    <meta:editing-duration>PT5M19S</meta:editing-duration>
    <meta:editing-cycles>2</meta:editing-cycles>
    <meta:generator>LibreOffice/6.0.7.3$Linux_X86_64 LibreOffice_project/00m0$Build-3</meta:generator>
    <meta:initial-creator>Jack McPake</meta:initial-creator>
    <dc:date>2020-05-07T14:26:34.516361932</dc:date>
    <dc:creator>Jack McPake</dc:creator>
    <meta:document-statistic meta:table-count="1" meta:image-count="0" meta:object-count="0" meta:page-count="1" meta:paragraph-count="23" meta:word-count="163" meta:character-count="962" meta:non-whitespace-character-count="831"/>
    <meta:template xlink:type="simple" xlink:actuate="onRequest" xlink:title="JMDef" xlink:href="../../../../../../../Templates/JMDef1.ott" meta:date="2020-05-07T13:50:52.432455639"/>
  </office:meta>
</office:document-meta>
</file>